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48.51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54.49pt"/>
    </style:style>
    <style:style style:name="co7" style:family="table-column">
      <style:table-column-properties fo:break-before="auto" style:column-width="126.74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1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783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5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9" office:value-type="string" calcext:value-type="string">
            <text:p>PCE3866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312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399-9305-1-ND</text:p>
          </table:table-cell>
          <table:table-cell table:style-name="ce9" office:value-type="string" calcext:value-type="string">
            <text:p>KEMET</text:p>
          </table:table-cell>
          <table:table-cell table:style-name="ce9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490-1799-1-ND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5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9" office:value-type="string" calcext:value-type="string">
            <text:p>732-4998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4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5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9" office:value-type="string" calcext:value-type="string">
            <text:p>B340A-F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2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9" office:value-type="string" calcext:value-type="string">
            <text:p>507-1807-1-ND</text:p>
          </table:table-cell>
          <table:table-cell table:style-name="ce9" office:value-type="string" calcext:value-type="string">
            <text:p>Bel Fuse Inc.</text:p>
          </table:table-cell>
          <table:table-cell table:style-name="ce9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TH-6.0MM</text:p>
          </table:table-cell>
          <table:table-cell table:style-name="ce5" office:value-type="string" calcext:value-type="string">
            <text:p>MOMENTARY-SWITCH-SPST-PTH-6.0MM</text:p>
          </table:table-cell>
          <table:table-cell table:style-name="ce5" office:value-type="string" calcext:value-type="string">
            <text:p>TACTILE_SWITCH_PTH_6.0MM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804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MD-6.0X3.5MM</text:p>
          </table:table-cell>
          <table:table-cell table:style-name="ce5" office:value-type="string" calcext:value-type="string">
            <text:p>MOMENTARY-SWITCH-SPST-SMD-6.0X3.5MM</text:p>
          </table:table-cell>
          <table:table-cell table:style-name="ce5" office:value-type="string" calcext:value-type="string">
            <text:p>TACTILE_SWITCH_SMD_6.0X3.5MM</text:p>
          </table:table-cell>
          <table:table-cell table:style-name="ce5" office:value-type="string" calcext:value-type="string">
            <text:p>FLASH, RESET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140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FSMS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5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609-4618-6-ND </text:p>
          </table:table-cell>
          <table:table-cell table:style-name="ce9" office:value-type="string" calcext:value-type="string">
            <text:p>Amphenol FCI</text:p>
          </table:table-cell>
          <table:table-cell table:style-name="ce9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9" office:value-type="string" calcext:value-type="string">
            <text:p>CP-M2509N-ND</text:p>
          </table:table-cell>
          <table:table-cell table:style-name="ce9" office:value-type="string" calcext:value-type="string">
            <text:p>CUI</text:p>
          </table:table-cell>
          <table:table-cell table:style-name="ce9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5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5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9" office:value-type="string" calcext:value-type="string">
            <text:p>S7006-ND</text:p>
          </table:table-cell>
          <table:table-cell table:style-name="ce9" office:value-type="string" calcext:value-type="string">
            <text:p>Sullins</text:p>
          </table:table-cell>
          <table:table-cell table:style-name="ce9" office:value-type="string" calcext:value-type="string">
            <text:p>PPTC081LFBN-RC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5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ED2991-ND</text:p>
          </table:table-cell>
          <table:table-cell table:style-name="ce9" office:value-type="string" calcext:value-type="string">
            <text:p>On Shore Technology</text:p>
          </table:table-cell>
          <table:table-cell table:style-name="ce9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MG2305UX</text:p>
          </table:table-cell>
          <table:table-cell table:style-name="ce5" office:value-type="string" calcext:value-type="string">
            <text:p>MOSFET_PCH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9" office:value-type="string" calcext:value-type="string">
            <text:p>DMG2305UX-7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DMG2305U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51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0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.0C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0K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9250CT-ND</text:p>
          </table:table-cell>
          <table:table-cell table:style-name="ce9" office:value-type="string" calcext:value-type="string">
            <text:p>Panasonic</text:p>
          </table:table-cell>
          <table:table-cell table:style-name="ce10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5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Y7102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5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Y7103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5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9" office:value-type="string" calcext:value-type="string">
            <text:p>1727-312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5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9" office:value-type="string" calcext:value-type="string">
            <text:p>568-406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5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9" office:value-type="string" calcext:value-type="string">
            <text:p>296-40078-1-ND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5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9" office:value-type="string" calcext:value-type="string">
            <text:p>AP2112K-3.3TRG1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number-columns-repeated="2" table:style-name="ce5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9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8" meta:object-count="0"/>
    <meta:generator>LibreOfficeDev/5.1.0.3$Linux_X86_64 LibreOffice_project/</meta:generator>
  </office:meta>
</office:document-meta>
</file>